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ConversionUtil.getDeSerializedCacheElement( ICacheElementSerialized serialized , IElementSerializer elementSerializ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erializationConversionUtil.getSerializedCacheElement( ICacheElement element , IElementSerializer elementSerializ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